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Symbol1" svg:font-family="Symbol"/>
    <style:font-face style:name="Wingdings1" svg:font-family="Wingding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2.90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.75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2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4cm" fo:min-width="13.45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63cm" fo:min-width="14.01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2" style:family="text">
      <style:text-properties fo:color="#000000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3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4" style:family="text">
      <style:text-properties fo:color="#000000" style:font-name="Calibri1" fo:font-size="11.1000003814697pt" style:text-underline-style="solid" style:text-underline-width="auto" style:text-underline-color="font-color" fo:font-weight="normal" style:font-size-asian="11.1000003814697pt" style:font-weight-asian="normal" style:font-name-complex="Calibri1" style:font-size-complex="11.1000003814697pt" style:font-weight-complex="normal"/>
    </style:style>
    <style:style style:name="T5" style:family="text">
      <style:text-properties fo:color="#000000" style:font-name="Symbol1" fo:font-size="11.1000003814697pt" style:font-size-asian="11.1000003814697pt" style:font-name-complex="Symbol1" style:font-size-complex="11.1000003814697pt"/>
    </style:style>
    <style:style style:name="T6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7" style:family="text">
      <style:text-properties fo:color="#000000" style:font-name="Calibri1" fo:font-size="11.1000003814697pt" fo:font-weight="bold" style:font-size-asian="11.1000003814697pt" style:font-weight-asian="bold" style:font-name-complex="Calibri1" style:font-size-complex="11.1000003814697pt" style:font-weight-complex="bold"/>
    </style:style>
    <style:style style:name="T8" style:family="text">
      <style:text-properties fo:color="#000000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537cm" svg:height="0.619cm" svg:x="2.541cm" svg:y="2.616cm">
          <draw:text-box>
            <text:p text:style-name="P1"><text:span text:style-name="T1">DICKENS C ANTHONY </text:span></text:p>
          </draw:text-box>
        </draw:frame>
        <draw:frame draw:style-name="gr2" draw:text-style-name="P3" draw:layer="layout" svg:width="1.179cm" svg:height="0.39cm" svg:x="2.541cm" svg:y="3.514cm">
          <draw:text-box>
            <text:p text:style-name="P1"><text:span text:style-name="T1">BSC CS </text:span></text:p>
          </draw:text-box>
        </draw:frame>
        <draw:polygon draw:style-name="gr3" draw:text-style-name="P4" draw:layer="layout" svg:width="16.614cm" svg:height="0.018cm" svg:x="2.49cm" svg:y="4.919cm" svg:viewBox="0 0 16615 19" draw:points="0,19 16615,19 16615,0 0,0">
          <text:p/>
        </draw:polygon>
        <draw:frame draw:style-name="gr2" draw:text-style-name="P3" draw:layer="layout" svg:width="10.463cm" svg:height="0.39cm" svg:x="2.541cm" svg:y="4.412cm">
          <draw:text-box>
            <text:p text:style-name="P1"><text:span text:style-name="T1">REPORT FOR INTRODUCTION TO MACHINE </text:span><text:span text:style-name="T1">LEARNING(chapter I) </text:span></text:p>
          </draw:text-box>
        </draw:frame>
        <draw:polygon draw:style-name="gr3" draw:text-style-name="P4" draw:layer="layout" svg:width="4.603cm" svg:height="0.034cm" svg:x="3.192cm" svg:y="5.817cm" svg:viewBox="0 0 4604 35" draw:points="0,35 4604,35 4604,0 0,0">
          <text:p/>
        </draw:polygon>
        <draw:frame draw:style-name="gr4" draw:text-style-name="P5" draw:layer="layout" svg:width="5.378cm" svg:height="0.497cm" svg:x="2.541cm" svg:y="5.391cm">
          <draw:text-box>
            <text:p text:style-name="P1"><text:span text:style-name="T2">A. <text:s/>Why machine learning </text:span></text:p>
          </draw:text-box>
        </draw:frame>
        <draw:frame draw:style-name="gr2" draw:text-style-name="P3" draw:layer="layout" svg:width="18.683cm" svg:height="0.395cm" svg:x="2.541cm" svg:y="6.406cm">
          <draw:text-box>
            <text:p text:style-name="P1"><text:span text:style-name="T3">Machine learning solve programming problems </text:span><text:span text:style-name="T3">efficiently that used to be solved <text:s/></text:span><text:span text:style-name="T3">without using </text:span><text:span text:style-name="T3">machine approaches. </text:span></text:p>
          </draw:text-box>
        </draw:frame>
        <draw:polygon draw:style-name="gr3" draw:text-style-name="P4" draw:layer="layout" svg:width="6.69cm" svg:height="0.025cm" svg:x="3.81cm" svg:y="8.179cm" svg:viewBox="0 0 6691 26" draw:points="0,26 6691,26 6691,0 0,0">
          <text:p/>
        </draw:polygon>
        <draw:frame draw:style-name="gr2" draw:text-style-name="P3" draw:layer="layout" svg:width="8.147cm" svg:height="0.779cm" svg:x="3.811cm" svg:y="7.845cm">
          <draw:text-box>
            <text:p text:style-name="P1"><text:span text:style-name="T4"><text:s/></text:span><text:span text:style-name="T4">Machine learning can solve the following problems</text:span></text:p>
            <text:p text:style-name="P1"><text:span text:style-name="T1"/></text:p>
          </draw:text-box>
        </draw:frame>
        <draw:frame draw:style-name="gr2" draw:text-style-name="P3" draw:layer="layout" svg:width="10.098cm" svg:height="0.39cm" svg:x="3.811cm" svg:y="8.391cm">
          <draw:text-box>
            <text:p text:style-name="P1"><text:span text:style-name="T1">(i)Supervised learning:</text:span><text:span text:style-name="T3"> Inputs/outputs pairs learning, </text:span><text:span text:style-name="T3">examples </text:span></text:p>
          </draw:text-box>
        </draw:frame>
        <draw:frame draw:style-name="gr2" draw:text-style-name="P3" draw:layer="layout" svg:width="0.388cm" svg:height="0.388cm" svg:x="3.176cm" svg:y="8.982cm">
          <draw:text-box>
            <text:p text:style-name="P1"><text:span text:style-name="T5"></text:span></text:p>
          </draw:text-box>
        </draw:frame>
        <draw:frame draw:style-name="gr2" draw:text-style-name="P3" draw:layer="layout" svg:width="0.388cm" svg:height="0.433cm" svg:x="3.354cm" svg:y="8.89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9.756cm" svg:height="0.39cm" svg:x="3.811cm" svg:y="8.959cm">
          <draw:text-box>
            <text:p text:style-name="P1"><text:span text:style-name="T3">Zip code determination by handwritten digits on an </text:span><text:span text:style-name="T3">envelope </text:span></text:p>
          </draw:text-box>
        </draw:frame>
        <draw:frame draw:style-name="gr2" draw:text-style-name="P3" draw:layer="layout" svg:width="0.388cm" svg:height="0.388cm" svg:x="3.176cm" svg:y="9.545cm">
          <draw:text-box>
            <text:p text:style-name="P1"><text:span text:style-name="T5"></text:span></text:p>
          </draw:text-box>
        </draw:frame>
        <draw:frame draw:style-name="gr2" draw:text-style-name="P3" draw:layer="layout" svg:width="0.388cm" svg:height="0.433cm" svg:x="3.354cm" svg:y="9.462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1.271cm" svg:height="0.39cm" svg:x="3.811cm" svg:y="9.523cm">
          <draw:text-box>
            <text:p text:style-name="P1"><text:span text:style-name="T3">Determination of whether a tumor is benign based on </text:span><text:span text:style-name="T3">a medical image </text:span></text:p>
          </draw:text-box>
        </draw:frame>
        <draw:frame draw:style-name="gr2" draw:text-style-name="P3" draw:layer="layout" svg:width="0.388cm" svg:height="0.388cm" svg:x="3.176cm" svg:y="10.112cm">
          <draw:text-box>
            <text:p text:style-name="P1"><text:span text:style-name="T5"></text:span></text:p>
          </draw:text-box>
        </draw:frame>
        <draw:frame draw:style-name="gr2" draw:text-style-name="P3" draw:layer="layout" svg:width="0.388cm" svg:height="0.433cm" svg:x="3.354cm" svg:y="10.02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9.243cm" svg:height="0.39cm" svg:x="3.811cm" svg:y="10.09cm">
          <draw:text-box>
            <text:p text:style-name="P1"><text:span text:style-name="T3">Detection of fraudulent activity in credit card </text:span><text:span text:style-name="T3">transactions </text:span></text:p>
          </draw:text-box>
        </draw:frame>
        <draw:frame draw:style-name="gr2" draw:text-style-name="P3" draw:layer="layout" svg:width="14.256cm" svg:height="0.39cm" svg:x="3.811cm" svg:y="10.632cm">
          <draw:text-box>
            <text:p text:style-name="P1"><text:span text:style-name="T1">(ii)Unsupervised</text:span><text:span text:style-name="T3"> </text:span><text:span text:style-name="T1">algorithms</text:span><text:span text:style-name="T3">: Data input is known but </text:span><text:span text:style-name="T3">no occurrence of output, examples <text:s/></text:span></text:p>
          </draw:text-box>
        </draw:frame>
        <draw:frame draw:style-name="gr2" draw:text-style-name="P3" draw:layer="layout" svg:width="0.388cm" svg:height="0.388cm" svg:x="3.176cm" svg:y="11.221cm">
          <draw:text-box>
            <text:p text:style-name="P1"><text:span text:style-name="T5"></text:span></text:p>
          </draw:text-box>
        </draw:frame>
        <draw:frame draw:style-name="gr2" draw:text-style-name="P3" draw:layer="layout" svg:width="0.388cm" svg:height="0.433cm" svg:x="3.354cm" svg:y="11.13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6.335cm" svg:height="0.39cm" svg:x="3.811cm" svg:y="11.199cm">
          <draw:text-box>
            <text:p text:style-name="P1"><text:span text:style-name="T3">Topics recognition in a set of blog posts </text:span></text:p>
          </draw:text-box>
        </draw:frame>
        <draw:frame draw:style-name="gr2" draw:text-style-name="P3" draw:layer="layout" svg:width="0.388cm" svg:height="0.388cm" svg:x="3.176cm" svg:y="11.788cm">
          <draw:text-box>
            <text:p text:style-name="P1"><text:span text:style-name="T5"></text:span></text:p>
          </draw:text-box>
        </draw:frame>
        <draw:frame draw:style-name="gr2" draw:text-style-name="P3" draw:layer="layout" svg:width="0.388cm" svg:height="0.433cm" svg:x="3.354cm" svg:y="11.706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0.255cm" svg:height="0.39cm" svg:x="3.811cm" svg:y="11.766cm">
          <draw:text-box>
            <text:p text:style-name="P1"><text:span text:style-name="T3">Segmentation of customers into groups with similar </text:span><text:span text:style-name="T3">preferences </text:span></text:p>
          </draw:text-box>
        </draw:frame>
        <draw:frame draw:style-name="gr2" draw:text-style-name="P3" draw:layer="layout" svg:width="0.388cm" svg:height="0.388cm" svg:x="3.176cm" svg:y="12.351cm">
          <draw:text-box>
            <text:p text:style-name="P1"><text:span text:style-name="T5"></text:span></text:p>
          </draw:text-box>
        </draw:frame>
        <draw:frame draw:style-name="gr2" draw:text-style-name="P3" draw:layer="layout" svg:width="0.388cm" svg:height="0.433cm" svg:x="3.354cm" svg:y="12.26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8.219cm" svg:height="0.39cm" svg:x="3.811cm" svg:y="12.329cm">
          <draw:text-box>
            <text:p text:style-name="P1"><text:span text:style-name="T3">Detection of abnormal access patterns to a website </text:span></text:p>
          </draw:text-box>
        </draw:frame>
        <draw:polygon draw:style-name="gr3" draw:text-style-name="P4" draw:layer="layout" svg:width="2.527cm" svg:height="0.034cm" svg:x="3.061cm" svg:y="13.683cm" svg:viewBox="0 0 2528 35" draw:points="0,35 2528,35 2528,0 0,0">
          <text:p/>
        </draw:polygon>
        <draw:frame draw:style-name="gr4" draw:text-style-name="P5" draw:layer="layout" svg:width="3.164cm" svg:height="0.497cm" svg:x="2.541cm" svg:y="13.257cm">
          <draw:text-box>
            <text:p text:style-name="P1"><text:span text:style-name="T2">B. Why python </text:span></text:p>
          </draw:text-box>
        </draw:frame>
        <draw:frame draw:style-name="gr2" draw:text-style-name="P3" draw:layer="layout" svg:width="4.117cm" svg:height="0.39cm" svg:x="3.998cm" svg:y="14.275cm">
          <draw:text-box>
            <text:p text:style-name="P1"><text:span text:style-name="T3">I. A lot of related libraries </text:span></text:p>
          </draw:text-box>
        </draw:frame>
        <draw:frame draw:style-name="gr5" draw:text-style-name="P2" draw:layer="layout" svg:width="2.233cm" svg:height="0.39cm" svg:x="3.924cm" svg:y="14.819cm">
          <draw:text-box>
            <text:p text:style-name="P1"><text:span text:style-name="T3">ii. Ease of use </text:span></text:p>
          </draw:text-box>
        </draw:frame>
        <draw:frame draw:style-name="gr2" draw:text-style-name="P3" draw:layer="layout" svg:width="6.936cm" svg:height="0.39cm" svg:x="3.811cm" svg:y="15.365cm">
          <draw:text-box>
            <text:p text:style-name="P1"><text:span text:style-name="T3">I</text:span><text:span text:style-name="T3">ii</text:span><text:span text:style-name="T3">.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-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o</text:span><text:span text:style-name="T3">w</text:span><text:span text:style-name="T3">e</text:span><text:span text:style-name="T3">r</text:span><text:span text:style-name="T3">f</text:span><text:span text:style-name="T3">u</text:span><text:span text:style-name="T3">l </text:span><text:span text:style-name="T3">l</text:span><text:span text:style-name="T3">a</text:span><text:span text:style-name="T3">n</text:span><text:span text:style-name="T3">g</text:span><text:span text:style-name="T3">u</text:span><text:span text:style-name="T3">a</text:span><text:span text:style-name="T3">g</text:span><text:span text:style-name="T3">e</text:span><text:span text:style-name="T3"> </text:span></text:p>
          </draw:text-box>
        </draw:frame>
        <draw:frame draw:style-name="gr6" draw:text-style-name="P2" draw:layer="layout" svg:width="0.326cm" svg:height="0.433cm" svg:x="3.416cm" svg:y="15.847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1.309cm" svg:height="0.39cm" svg:x="3.811cm" svg:y="15.907cm">
          <draw:text-box>
            <text:p text:style-name="P1"><text:span text:style-name="T3">iv. Direct interaction with the </text:span><text:span text:style-name="T3">code using terminal or Jupiter </text:span><text:span text:style-name="T3">notebooks </text:span></text:p>
          </draw:text-box>
        </draw:frame>
        <draw:frame draw:style-name="gr7" draw:text-style-name="P2" draw:layer="layout" svg:width="13.453cm" svg:height="0.39cm" svg:x="3.897cm" svg:y="16.453cm">
          <draw:text-box>
            <text:p text:style-name="P1"><text:span text:style-name="T3">v</text:span><text:span text:style-name="T3">.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s </text:span><text:span text:style-name="T3">q</text:span><text:span text:style-name="T3">u</text:span><text:span text:style-name="T3">i</text:span><text:span text:style-name="T3">c</text:span><text:span text:style-name="T3">k</text:span><text:span text:style-name="T3"> </text:span><text:span text:style-name="T3">i</text:span><text:span text:style-name="T3">t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e</text:span><text:span text:style-name="T3">a</text:span><text:span text:style-name="T3">s</text:span><text:span text:style-name="T3">y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e</text:span><text:span text:style-name="T3">s </text:span></text:p>
          </draw:text-box>
        </draw:frame>
        <draw:frame draw:style-name="gr2" draw:text-style-name="P3" draw:layer="layout" svg:width="3.935cm" svg:height="0.39cm" svg:x="3.811cm" svg:y="17.004cm">
          <draw:text-box>
            <text:p text:style-name="P1"><text:span text:style-name="T3">v</text:span><text:span text:style-name="T3">i</text:span><text:span text:style-name="T3">. </text:span><text:span text:style-name="T3">G</text:span><text:span text:style-name="T3">U</text:span><text:span text:style-name="T3">I </text:span><text:span text:style-name="T3">a</text:span><text:span text:style-name="T3">n</text:span><text:span text:style-name="T3">d</text:span><text:span text:style-name="T3"> </text:span><text:span text:style-name="T3">w</text:span><text:span text:style-name="T3">e</text:span><text:span text:style-name="T3">b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s</text:span><text:span text:style-name="T3"> </text:span></text:p>
          </draw:text-box>
        </draw:frame>
        <draw:frame draw:style-name="gr8" draw:text-style-name="P2" draw:layer="layout" svg:width="14.213cm" svg:height="0.39cm" svg:x="2.5cm" svg:y="24.562cm">
          <draw:text-box>
            <text:p text:style-name="P1"><text:span text:style-name="T7">Scikit-learn:</text:span><text:span text:style-name="T3"> the most used and open source tool for machine learning algorithms </text:span><text:span text:style-name="T3">libraries </text:span></text:p>
          </draw:text-box>
        </draw:frame>
        <draw:polygon draw:style-name="gr3" draw:text-style-name="P4" draw:layer="layout" svg:width="5.606cm" svg:height="0.034cm" svg:x="3.044cm" svg:y="19.251cm" svg:viewBox="0 0 5607 35" draw:points="0,35 5607,35 5607,0 0,0">
          <text:p/>
        </draw:polygon>
        <draw:frame draw:style-name="gr4" draw:text-style-name="P5" draw:layer="layout" svg:width="6.25cm" svg:height="0.497cm" svg:x="2.541cm" svg:y="18.825cm">
          <draw:text-box>
            <text:p text:style-name="P1"><text:span text:style-name="T2">C</text:span><text:span text:style-name="T2">.</text:span><text:span text:style-name="T2"> </text:span><text:span text:style-name="T2">E</text:span><text:span text:style-name="T2">s</text:span><text:span text:style-name="T2">s</text:span><text:span text:style-name="T2">e</text:span><text:span text:style-name="T2">n</text:span><text:span text:style-name="T2">t</text:span><text:span text:style-name="T2">i</text:span><text:span text:style-name="T2">a</text:span><text:span text:style-name="T2">l</text:span><text:span text:style-name="T2"> </text:span><text:span text:style-name="T2">l</text:span><text:span text:style-name="T2">i</text:span><text:span text:style-name="T2">b</text:span><text:span text:style-name="T2">r</text:span><text:span text:style-name="T2">a</text:span><text:span text:style-name="T2">r</text:span><text:span text:style-name="T2">i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o</text:span><text:span text:style-name="T2">l</text:span><text:span text:style-name="T2">s</text:span><text:span text:style-name="T2"> </text:span></text:p>
          </draw:text-box>
        </draw:frame>
        <draw:frame draw:style-name="gr2" draw:text-style-name="P3" draw:layer="layout" svg:width="6.721cm" svg:height="0.39cm" svg:x="2.541cm" svg:y="19.844cm">
          <draw:text-box>
            <text:p text:style-name="P1"><text:span text:style-name="T1">N</text:span><text:span text:style-name="T1">u</text:span><text:span text:style-name="T1">m</text:span><text:span text:style-name="T1">p</text:span><text:span text:style-name="T1">y</text:span><text:span text:style-name="T1">:</text:span><text:span text:style-name="T3"> </text:span><text:span text:style-name="T3">p</text:span><text:span text:style-name="T3">a</text:span><text:span text:style-name="T3">c</text:span><text:span text:style-name="T3">k</text:span><text:span text:style-name="T3">a</text:span><text:span text:style-name="T3">g</text:span><text:span text:style-name="T3">e</text:span><text:span text:style-name="T3">s </text:span><text:span text:style-name="T3">f</text:span><text:span text:style-name="T3">o</text:span><text:span text:style-name="T3">r </text:span><text:span text:style-name="T3">s</text:span><text:span text:style-name="T3">c</text:span><text:span text:style-name="T3">i</text:span><text:span text:style-name="T3">e</text:span><text:span text:style-name="T3">n</text:span><text:span text:style-name="T3">t</text:span><text:span text:style-name="T3">i</text:span><text:span text:style-name="T3">f</text:span><text:span text:style-name="T3">i</text:span><text:span text:style-name="T3">c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i</text:span><text:span text:style-name="T3">n</text:span><text:span text:style-name="T3">g</text:span><text:span text:style-name="T3"> </text:span></text:p>
          </draw:text-box>
        </draw:frame>
        <draw:frame draw:style-name="gr2" draw:text-style-name="P3" draw:layer="layout" svg:width="12.11cm" svg:height="0.39cm" svg:x="2.441cm" svg:y="20.743cm">
          <draw:text-box>
            <text:p text:style-name="P1"><text:span text:style-name="T1">Jupyter notebook</text:span><text:span text:style-name="T3">: interaction environment for running </text:span><text:span text:style-name="T3">code in the browser </text:span></text:p>
          </draw:text-box>
        </draw:frame>
        <draw:frame draw:style-name="gr2" draw:text-style-name="P3" draw:layer="layout" svg:width="10.035cm" svg:height="0.39cm" svg:x="2.541cm" svg:y="21.64cm">
          <draw:text-box>
            <text:p text:style-name="P1"><text:span text:style-name="T1">S</text:span><text:span text:style-name="T1">c</text:span><text:span text:style-name="T1">i</text:span><text:span text:style-name="T1">p</text:span><text:span text:style-name="T1">y</text:span><text:span text:style-name="T1">:</text:span><text:span text:style-name="T3"> </text:span><text:span text:style-name="T3">c</text:span><text:span text:style-name="T3">o</text:span><text:span text:style-name="T3">l</text:span><text:span text:style-name="T3">l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i</text:span><text:span text:style-name="T3">e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/text:p>
          </draw:text-box>
        </draw:frame>
        <draw:frame draw:style-name="gr2" draw:text-style-name="P3" draw:layer="layout" svg:width="15.652cm" svg:height="0.39cm" svg:x="2.541cm" svg:y="22.533cm">
          <draw:text-box>
            <text:p text:style-name="P1"><text:span text:style-name="T1">M</text:span><text:span text:style-name="T1">a</text:span><text:span text:style-name="T1">t</text:span><text:span text:style-name="T1">p</text:span><text:span text:style-name="T1">l</text:span><text:span text:style-name="T1">o</text:span><text:span text:style-name="T1">t</text:span><text:span text:style-name="T1">l</text:span><text:span text:style-name="T1">i</text:span><text:span text:style-name="T1">b</text:span><text:span text:style-name="T1">: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i</text:span><text:span text:style-name="T3">m</text:span><text:span text:style-name="T3">a</text:span><text:span text:style-name="T3">r</text:span><text:span text:style-name="T3">y</text:span><text:span text:style-name="T3"> </text:span><text:span text:style-name="T3">s</text:span><text:span text:style-name="T3">c</text:span><text:span text:style-name="T3">i</text:span><text:span text:style-name="T3">e</text:span><text:span text:style-name="T3">n</text:span><text:span text:style-name="T3">t</text:span><text:span text:style-name="T3">i</text:span><text:span text:style-name="T3">f</text:span><text:span text:style-name="T3">i</text:span><text:span text:style-name="T3">c </text:span><text:span text:style-name="T3">p</text:span><text:span text:style-name="T3">l</text:span><text:span text:style-name="T3">o</text:span><text:span text:style-name="T3">t</text:span><text:span text:style-name="T3">t</text:span><text:span text:style-name="T3">i</text:span><text:span text:style-name="T3">n</text:span><text:span text:style-name="T3">g</text:span><text:span text:style-name="T3"> </text:span><text:span text:style-name="T3">li</text:span><text:span text:style-name="T3">b</text:span><text:span text:style-name="T3">r</text:span><text:span text:style-name="T3">a</text:span><text:span text:style-name="T3">r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s </text:span><text:span text:style-name="T3">li</text:span><text:span text:style-name="T3">k</text:span><text:span text:style-name="T3">e</text:span><text:span text:style-name="T3"> </text:span><text:span text:style-name="T3">(</text:span><text:span text:style-name="T3">c</text:span><text:span text:style-name="T3">h</text:span><text:span text:style-name="T3">a</text:span><text:span text:style-name="T3">r</text:span><text:span text:style-name="T3">t</text:span><text:span text:style-name="T3">s </text:span><text:span text:style-name="T3">v</text:span><text:span text:style-name="T3">i</text:span><text:span text:style-name="T3">s</text:span><text:span text:style-name="T3">u</text:span><text:span text:style-name="T3">a</text:span><text:span text:style-name="T3">l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, </text:span></text:p>
          </draw:text-box>
        </draw:frame>
        <draw:frame draw:style-name="gr2" draw:text-style-name="P3" draw:layer="layout" svg:width="4.193cm" svg:height="0.39cm" svg:x="2.541cm" svg:y="23.084cm">
          <draw:text-box>
            <text:p text:style-name="P1"><text:span text:style-name="T3">histograms, scatter </text:span><text:span text:style-name="T3">plots). </text:span></text:p>
          </draw:text-box>
        </draw:frame>
        <draw:frame draw:style-name="gr2" draw:text-style-name="P3" draw:layer="layout" svg:width="8.668cm" svg:height="0.39cm" svg:x="2.541cm" svg:y="23.781cm">
          <draw:text-box>
            <text:p text:style-name="P1"><text:span text:style-name="T1">P</text:span><text:span text:style-name="T1">a</text:span><text:span text:style-name="T1">n</text:span><text:span text:style-name="T1">d</text:span><text:span text:style-name="T1">as</text:span><text:span text:style-name="T1">: </text:span><text:span text:style-name="T8">p</text:span><text:span text:style-name="T8">yt</text:span><text:span text:style-name="T8">h</text:span><text:span text:style-name="T8">o</text:span><text:span text:style-name="T8">n </text:span><text:span text:style-name="T3">li</text:span><text:span text:style-name="T3">br</text:span><text:span text:style-name="T3">ar</text:span><text:span text:style-name="T3">y </text:span><text:span text:style-name="T3">fo</text:span><text:span text:style-name="T3">r </text:span><text:span text:style-name="T3">d</text:span><text:span text:style-name="T3">at</text:span><text:span text:style-name="T3">a </text:span><text:span text:style-name="T3">w</text:span><text:span text:style-name="T3">ra</text:span><text:span text:style-name="T3">n</text:span><text:span text:style-name="T3">gli</text:span><text:span text:style-name="T3">n</text:span><text:span text:style-name="T3">g </text:span><text:span text:style-name="T3">a</text:span><text:span text:style-name="T3">n</text:span><text:span text:style-name="T3">d </text:span><text:span text:style-name="T3">a</text:span><text:span text:style-name="T3">n</text:span><text:span text:style-name="T3">al</text:span><text:span text:style-name="T3">ys</text:span><text:span text:style-name="T3">i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Symbol1" svg:font-family="Symbol"/>
    <style:font-face style:name="Wingdings1" svg:font-family="Wingding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13T11:29:07.331852031</dc:date>
    <meta:editing-duration>PT8M50S</meta:editing-duration>
    <meta:editing-cycles>5</meta:editing-cycles>
    <meta:generator>LibreOffice/6.2.4.2$Linux_X86_64 LibreOffice_project/2412653d852ce75f65fbfa83fb7e7b669a126d64</meta:generator>
    <meta:document-statistic meta:object-count="47"/>
  </office:meta>
</office:document-meta>
</file>